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0d84" officeooo:paragraph-rsid="001d0d84"/>
    </style:style>
    <style:style style:name="P2" style:family="paragraph" style:parent-style-name="Standard" style:list-style-name="L1">
      <style:text-properties officeooo:rsid="001d0d84" officeooo:paragraph-rsid="001d0d84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d0d84" officeooo:paragraph-rsid="001d0d84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222ff4" officeooo:paragraph-rsid="00222ff4" style:font-weight-asian="bold" style:font-weight-complex="bold"/>
    </style:style>
    <style:style style:name="P5" style:family="paragraph" style:parent-style-name="Standard" style:list-style-name="L1">
      <style:text-properties officeooo:rsid="001d5d68" officeooo:paragraph-rsid="001d5d68"/>
    </style:style>
    <style:style style:name="P6" style:family="paragraph" style:parent-style-name="Standard" style:list-style-name="L1">
      <style:text-properties officeooo:rsid="001d5d68" officeooo:paragraph-rsid="001ecf51"/>
    </style:style>
    <style:style style:name="P7" style:family="paragraph" style:parent-style-name="Standard" style:list-style-name="L1">
      <style:text-properties officeooo:rsid="001ecf51" officeooo:paragraph-rsid="001ecf51"/>
    </style:style>
    <style:style style:name="P8" style:family="paragraph" style:parent-style-name="Standard">
      <style:text-properties officeooo:rsid="0020b26a" officeooo:paragraph-rsid="0020b26a"/>
    </style:style>
    <style:style style:name="P9" style:family="paragraph" style:parent-style-name="Standard" style:list-style-name="L1">
      <style:text-properties officeooo:rsid="0020b26a" officeooo:paragraph-rsid="0020b26a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222ff4" officeooo:paragraph-rsid="00222ff4"/>
    </style:style>
    <style:style style:name="P11" style:family="paragraph" style:parent-style-name="Standard" style:list-style-name="L1">
      <style:text-properties officeooo:rsid="00222ff4" officeooo:paragraph-rsid="00222ff4"/>
    </style:style>
    <style:style style:name="P12" style:family="paragraph" style:parent-style-name="Standard">
      <style:text-properties officeooo:rsid="00222ff4" officeooo:paragraph-rsid="00222ff4"/>
    </style:style>
    <style:style style:name="P13" style:family="paragraph" style:parent-style-name="Standard" style:list-style-name="L1">
      <style:text-properties officeooo:rsid="0022ae50" officeooo:paragraph-rsid="0022ae50"/>
    </style:style>
    <style:style style:name="P14" style:family="paragraph" style:parent-style-name="Standard" style:list-style-name="L1">
      <style:text-properties officeooo:rsid="0023179b" officeooo:paragraph-rsid="0023179b"/>
    </style:style>
    <style:style style:name="P15" style:family="paragraph" style:parent-style-name="Standard" style:list-style-name="L1">
      <style:text-properties officeooo:rsid="00247067" officeooo:paragraph-rsid="00247067"/>
    </style:style>
    <style:style style:name="P16" style:family="paragraph" style:parent-style-name="Standard" style:list-style-name="L1">
      <style:text-properties officeooo:rsid="0025fdf2" officeooo:paragraph-rsid="0025fdf2"/>
    </style:style>
    <style:style style:name="P17" style:family="paragraph" style:parent-style-name="Standard" style:list-style-name="L1">
      <style:text-properties officeooo:rsid="0026f080" officeooo:paragraph-rsid="0026f080"/>
    </style:style>
    <style:style style:name="T1" style:family="text">
      <style:text-properties officeooo:rsid="001ecf51"/>
    </style:style>
    <style:style style:name="T2" style:family="text">
      <style:text-properties officeooo:rsid="0020b26a"/>
    </style:style>
    <style:style style:name="T3" style:family="text">
      <style:text-properties officeooo:rsid="0020bd80"/>
    </style:style>
    <style:style style:name="T4" style:family="text">
      <style:text-properties officeooo:rsid="0022ae5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ites para <text:span text:style-name="T3">D</text:span>ivulgar <text:span text:style-name="T3">S</text:span>ites.</text:p>
      <text:p text:style-name="P1"/>
      <text:list xml:id="list230821162" text:style-name="L1">
        <text:list-item>
          <text:p text:style-name="P2">Google Meu Negócio:</text:p>
        </text:list-item>
        <text:list-item>
          <text:p text:style-name="P17">Bing;</text:p>
        </text:list-item>
        <text:list-item>
          <text:p text:style-name="P2"><text:a xlink:type="simple" xlink:href="http://www.guiamais.co.br/" text:style-name="Internet_20_link" text:visited-style-name="Visited_20_Internet_20_Link">www.guiamais.com.br</text:a></text:p>
        </text:list-item>
        <text:list-item>
          <text:p text:style-name="P2"><text:a xlink:type="simple" xlink:href="http://www.applocal.com.br/" text:style-name="Internet_20_link" text:visited-style-name="Visited_20_Internet_20_Link">www.applocal.com.br</text:a></text:p>
        </text:list-item>
        <text:list-item>
          <text:p text:style-name="P2"><text:a xlink:type="simple" xlink:href="http://www.findglocal.com/" text:style-name="Internet_20_link" text:visited-style-name="Visited_20_Internet_20_Link">www.findglocal.com</text:a></text:p>
        </text:list-item>
        <text:list-item>
          <text:p text:style-name="P2"><text:a xlink:type="simple" xlink:href="http://www.cidadeurgente.com/" text:style-name="Internet_20_link" text:visited-style-name="Visited_20_Internet_20_Link">www.cidadeurgente.com</text:a></text:p>
        </text:list-item>
        <text:list-item>
          <text:p text:style-name="P2"><text:a xlink:type="simple" xlink:href="http://www.solutudo.com.br/" text:style-name="Internet_20_link" text:visited-style-name="Visited_20_Internet_20_Link">www.solutudo.com.br</text:a></text:p>
        </text:list-item>
        <text:list-item>
          <text:p text:style-name="P2"><text:a xlink:type="simple" xlink:href="http://www.br.todosnegocios.com/pt" text:style-name="Internet_20_link" text:visited-style-name="Visited_20_Internet_20_Link">www.br.todosnegocios.com/pt</text:a></text:p>
        </text:list-item>
        <text:list-item>
          <text:p text:style-name="P5">iLocal: <text:a xlink:type="simple" xlink:href="http://www.m.ilocal.com.br/" text:style-name="Internet_20_link" text:visited-style-name="Visited_20_Internet_20_Link">www.m.ilocal.com.br</text:a></text:p>
        </text:list-item>
        <text:list-item>
          <text:p text:style-name="P5">Hotfrong: <text:a xlink:type="simple" xlink:href="http://www.hotfrong.com.br/" text:style-name="Internet_20_link" text:visited-style-name="Visited_20_Internet_20_Link">www.hotfrong.com.br</text:a></text:p>
        </text:list-item>
        <text:list-item>
          <text:p text:style-name="P5">NEI: <text:a xlink:type="simple" xlink:href="http://www.nei.com.br/" text:style-name="Internet_20_link" text:visited-style-name="Visited_20_Internet_20_Link">www.nei.com.br</text:a></text:p>
        </text:list-item>
        <text:list-item>
          <text:p text:style-name="P5">Guis: <text:a xlink:type="simple" xlink:href="http://www.guis.com.br/" text:style-name="Internet_20_link" text:visited-style-name="Visited_20_Internet_20_Link">www.guis.com.br</text:a></text:p>
        </text:list-item>
        <text:list-item>
          <text:p text:style-name="P6">Novo BR: <text:a xlink:type="simple" xlink:href="http://www.ww7.novobr.com/" text:style-name="Internet_20_link" text:visited-style-name="Visited_20_Internet_20_Link">ww</text:a><text:a xlink:type="simple" xlink:href="http://www.ww7.novobr.com/" text:style-name="Internet_20_link" text:visited-style-name="Visited_20_Internet_20_Link"><text:span text:style-name="T1">7</text:span></text:a><text:a xlink:type="simple" xlink:href="http://www.ww7.novobr.com/" text:style-name="Internet_20_link" text:visited-style-name="Visited_20_Internet_20_Link">.</text:a><text:a xlink:type="simple" xlink:href="http://www.ww7.novobr.com/" text:style-name="Internet_20_link" text:visited-style-name="Visited_20_Internet_20_Link"><text:span text:style-name="T1">novobr.com</text:span></text:a></text:p>
        </text:list-item>
        <text:list-item>
          <text:p text:style-name="P7">Lista Amarela: <text:a xlink:type="simple" xlink:href="http://www.listaamarela.com.br/" text:style-name="Internet_20_link" text:visited-style-name="Visited_20_Internet_20_Link">www.listaamarela.com.br</text:a></text:p>
        </text:list-item>
        <text:list-item>
          <text:p text:style-name="P7">Opendi: <text:a xlink:type="simple" xlink:href="http://www.opendi.com.br/" text:style-name="Internet_20_link" text:visited-style-name="Visited_20_Internet_20_Link">www.opendi.com.br</text:a></text:p>
        </text:list-item>
        <text:list-item>
          <text:p text:style-name="P7">Brasil Páginas Amarelas: <text:a xlink:type="simple" xlink:href="http://www.brasilpaginasamarelas.com.br/" text:style-name="Internet_20_link" text:visited-style-name="Visited_20_Internet_20_Link">www.brasilpaginasamarelas.com.br</text:a></text:p>
        </text:list-item>
        <text:list-item>
          <text:p text:style-name="P7">Encontre Empresas: <text:a xlink:type="simple" xlink:href="http://www.encontreempresas.com.br/" text:style-name="Internet_20_link" text:visited-style-name="Visited_20_Internet_20_Link">www.encontreempresas.com.br</text:a></text:p>
        </text:list-item>
        <text:list-item>
          <text:p text:style-name="P7">Guia Facil: <text:a xlink:type="simple" xlink:href="http://www.guiafacil.com/" text:style-name="Internet_20_link" text:visited-style-name="Visited_20_Internet_20_Link">www.guiafacil.com</text:a></text:p>
        </text:list-item>
        <text:list-item>
          <text:p text:style-name="P7">Mercado Azul do Sebrae: <text:a xlink:type="simple" xlink:href="http://www.mercadoazul.sebrae.com.br/" text:style-name="Internet_20_link" text:visited-style-name="Visited_20_Internet_20_Link">www.mercadoazul.sebrae.com.br</text:a></text:p>
        </text:list-item>
        <text:list-item>
          <text:p text:style-name="P9">OLX: <text:a xlink:type="simple" xlink:href="http://www.olx.com.br/" text:style-name="Internet_20_link" text:visited-style-name="Visited_20_Internet_20_Link">www.olx.com.br</text:a></text:p>
        </text:list-item>
        <text:list-item>
          <text:p text:style-name="P9">Clube Divulga: <text:a xlink:type="simple" xlink:href="http://www.clubedivulga.com.br/" text:style-name="Internet_20_link" text:visited-style-name="Visited_20_Internet_20_Link">www.clubedivulga.com.br</text:a></text:p>
        </text:list-item>
        <text:list-item>
          <text:p text:style-name="P11">Bom Negócio: <text:a xlink:type="simple" xlink:href="http://www.bomnegocio.com.br/" text:style-name="Internet_20_link" text:visited-style-name="Visited_20_Internet_20_Link">www.bomnegocio.com.br</text:a></text:p>
        </text:list-item>
        <text:list-item>
          <text:p text:style-name="P11"><text:a xlink:type="simple" xlink:href="http://www.quebarato.com.br/" text:style-name="Internet_20_link" text:visited-style-name="Visited_20_Internet_20_Link">www.quebarato.com.br</text:a></text:p>
        </text:list-item>
        <text:list-item>
          <text:p text:style-name="P11"><text:a xlink:type="simple" xlink:href="http://www.adclip.com/" text:style-name="Internet_20_link" text:visited-style-name="Visited_20_Internet_20_Link">www.adclip.com</text:a></text:p>
        </text:list-item>
        <text:list-item>
          <text:p text:style-name="P11"><text:a xlink:type="simple" xlink:href="http://www.permuta.love.br/" text:style-name="Internet_20_link" text:visited-style-name="Visited_20_Internet_20_Link">www.permuta.love.com.br</text:a></text:p>
        </text:list-item>
        <text:list-item>
          <text:p text:style-name="P11"><text:a xlink:type="simple" xlink:href="http://www.primeiramao.com.br/" text:style-name="Internet_20_link" text:visited-style-name="Visited_20_Internet_20_Link">www.primeiramao.com.br</text:a></text:p>
        </text:list-item>
        <text:list-item>
          <text:p text:style-name="P11"><text:a xlink:type="simple" xlink:href="http://www.classificados-brasil.com/" text:style-name="Internet_20_link" text:visited-style-name="Visited_20_Internet_20_Link">www.classificados-brasil.com</text:a> (pode adicionar vídeo do YouTube).</text:p>
        </text:list-item>
        <text:list-item>
          <text:p text:style-name="P11"><text:a xlink:type="simple" xlink:href="http://www.publico.pt/" text:style-name="Internet_20_link" text:visited-style-name="Visited_20_Internet_20_Link">www.publico.pt</text:a></text:p>
        </text:list-item>
        <text:list-item>
          <text:p text:style-name="P11"><text:a xlink:type="simple" xlink:href="http://www.vende.com.br/" text:style-name="Internet_20_link" text:visited-style-name="Visited_20_Internet_20_Link">www.vende.com.br</text:a></text:p>
        </text:list-item>
        <text:list-item>
          <text:p text:style-name="P10"><text:a xlink:type="simple" xlink:href="http://www.brasilviaweb.com.br/" text:style-name="Internet_20_link" text:visited-style-name="Visited_20_Internet_20_Link">www.brasilviaweb.com.br</text:a></text:p>
        </text:list-item>
        <text:list-item>
          <text:p text:style-name="P11"><text:a xlink:type="simple" xlink:href="http://www.classiaqui.com.br/" text:style-name="Internet_20_link" text:visited-style-name="Visited_20_Internet_20_Link">www.classiaqui.com.br</text:a></text:p>
        </text:list-item>
        <text:list-item>
          <text:p text:style-name="P11"><text:a xlink:type="simple" xlink:href="http://www.sosclassificados.com.br/" text:style-name="Internet_20_link" text:visited-style-name="Visited_20_Internet_20_Link">www.sosclassificados.com.br</text:a></text:p>
        </text:list-item>
        <text:list-item>
          <text:p text:style-name="P11"><text:a xlink:type="simple" xlink:href="http://www.xlsamba.com.br/" text:style-name="Internet_20_link" text:visited-style-name="Visited_20_Internet_20_Link">www.</text:a><text:a xlink:type="simple" xlink:href="http://www.xlsamba.com.br/" text:style-name="Internet_20_link" text:visited-style-name="Visited_20_Internet_20_Link"><text:span text:style-name="T4">xlsamba.com.br</text:span></text:a></text:p>
        </text:list-item>
        <text:list-item>
          <text:p text:style-name="P13"><text:a xlink:type="simple" xlink:href="http://www.megabalcal.com.br/" text:style-name="Internet_20_link" text:visited-style-name="Visited_20_Internet_20_Link">www.megabalcal.com.br</text:a></text:p>
        </text:list-item>
        <text:list-item>
          <text:p text:style-name="P13"><text:a xlink:type="simple" xlink:href="http://www.empresas.novobr.com/" text:style-name="Internet_20_link" text:visited-style-name="Visited_20_Internet_20_Link">www.empresas.novobr.com</text:a></text:p>
        </text:list-item>
        <text:list-item>
          <text:p text:style-name="P13"><text:a xlink:type="simple" xlink:href="http://www.Bougue.com.br/" text:style-name="Internet_20_link" text:visited-style-name="Visited_20_Internet_20_Link">www.Bougue.com.br</text:a></text:p>
        </text:list-item>
        <text:list-item>
          <text:p text:style-name="P13"><text:a xlink:type="simple" xlink:href="http://www.negociol.com/" text:style-name="Internet_20_link" text:visited-style-name="Visited_20_Internet_20_Link">www.negociol.com</text:a></text:p>
        </text:list-item>
        <text:list-item>
          <text:p text:style-name="P13">Telelista: <text:a xlink:type="simple" xlink:href="http://www.telelista.net/" text:style-name="Internet_20_link" text:visited-style-name="Visited_20_Internet_20_Link">www.telelista.net</text:a></text:p>
        </text:list-item>
        <text:list-item>
          <text:p text:style-name="P13">Tuugo: <text:a xlink:type="simple" xlink:href="http://www.tuugo.com.br/" text:style-name="Internet_20_link" text:visited-style-name="Visited_20_Internet_20_Link">www.tuugo.com.br</text:a></text:p>
        </text:list-item>
        <text:list-item>
          <text:p text:style-name="P13">Guia 7wbr: <text:a xlink:type="simple" xlink:href="http://www.guia.7wbr.com/" text:style-name="Internet_20_link" text:visited-style-name="Visited_20_Internet_20_Link">www.guia.7wbr.com</text:a></text:p>
        </text:list-item>
        <text:list-item>
          <text:p text:style-name="P13">Hot Frog: <text:a xlink:type="simple" xlink:href="http://www.hotfrog.com.br/" text:style-name="Internet_20_link" text:visited-style-name="Visited_20_Internet_20_Link">www.hotfrog.com.br</text:a></text:p>
        </text:list-item>
        <text:list-item>
          <text:p text:style-name="P13">Guia Comercial Online: <text:a xlink:type="simple" xlink:href="http://www.guiacomercialonline.com.br/" text:style-name="Internet_20_link" text:visited-style-name="Visited_20_Internet_20_Link">www.guiacomercialonline.com.br</text:a></text:p>
        </text:list-item>
        <text:list-item>
          <text:p text:style-name="P13">Kompas: <text:a xlink:type="simple" xlink:href="http://www.br.kompas.com/" text:style-name="Internet_20_link" text:visited-style-name="Visited_20_Internet_20_Link">www.br.kompas.com</text:a></text:p>
        </text:list-item>
        <text:list-item>
          <text:p text:style-name="P13">Opendi: <text:a xlink:type="simple" xlink:href="http://www.opendi.com.br/" text:style-name="Internet_20_link" text:visited-style-name="Visited_20_Internet_20_Link">www.opendi.com.br</text:a></text:p>
        </text:list-item>
        <text:list-item>
          <text:p text:style-name="P13">Entrei: <text:a xlink:type="simple" xlink:href="http://www.entrei.net/" text:style-name="Internet_20_link" text:visited-style-name="Visited_20_Internet_20_Link">www.entrei.net</text:a></text:p>
        </text:list-item>
        <text:list-item>
          <text:p text:style-name="P13">Portal Acontece: <text:a xlink:type="simple" xlink:href="http://www.portalacontece.com.br/" text:style-name="Internet_20_link" text:visited-style-name="Visited_20_Internet_20_Link">www.portalacontece.com.br</text:a></text:p>
        </text:list-item>
        <text:list-item>
          <text:p text:style-name="P13">Busca Box: <text:a xlink:type="simple" xlink:href="http://www.buscabox.com/" text:style-name="Internet_20_link" text:visited-style-name="Visited_20_Internet_20_Link">www.buscabox.com</text:a></text:p>
        </text:list-item>
        <text:list-item>
          <text:p text:style-name="P13">Brasil Via Web: <text:a xlink:type="simple" xlink:href="http://www.brasilviaweb.com.br/" text:style-name="Internet_20_link" text:visited-style-name="Visited_20_Internet_20_Link">www.brasilviaweb.com.br</text:a></text:p>
        </text:list-item>
        <text:list-item>
          <text:p text:style-name="P13">Divulgue: <text:a xlink:type="simple" xlink:href="http://www.ivulgue.biz/" text:style-name="Internet_20_link" text:visited-style-name="Visited_20_Internet_20_Link">www.ivulgue.biz</text:a></text:p>
        </text:list-item>
        <text:list-item>
          <text:p text:style-name="P14">Busca Grupos: <text:a xlink:type="simple" xlink:href="http://www.buscagrupos.com/" text:style-name="Internet_20_link" text:visited-style-name="Visited_20_Internet_20_Link">www.buscagrupos.com</text:a></text:p>
        </text:list-item>
        <text:list-item>
          <text:p text:style-name="P15"><text:soft-page-break/>Guia Mais (HostNet): <text:a xlink:type="simple" xlink:href="http://www.guiaonline.com/" text:style-name="Internet_20_link" text:visited-style-name="Visited_20_Internet_20_Link">www.guiaonline.com</text:a></text:p>
        </text:list-item>
        <text:list-item>
          <text:p text:style-name="P16">Zip Anúncios: <text:a xlink:type="simple" xlink:href="http://www.zipanuncios.com.br/" text:style-name="Internet_20_link" text:visited-style-name="Visited_20_Internet_20_Link">www.zipanuncios.com.br</text:a></text:p>
        </text:list-item>
        <text:list-item>
          <text:p text:style-name="P16">Que Barato: www.quebarato.com.br</text:p>
        </text:list-item>
        <text:list-item>
          <text:p text:style-name="P13"/>
        </text:list-item>
      </text:list>
      <text:p text:style-name="P12"><text:a xlink:type="simple" xlink:href="http://www.achaja.com.br/" text:style-name="Internet_20_link" text:visited-style-name="Visited_20_Internet_20_Link"/></text:p>
      <text:p text:style-name="P4">Pagos:</text:p>
      <text:p text:style-name="P12"><text:a xlink:type="simple" xlink:href="http://www.achaja.com.br/" text:style-name="Internet_20_link" text:visited-style-name="Visited_20_Internet_20_Link"/></text:p>
      <text:p text:style-name="P12"><text:a xlink:type="simple" xlink:href="http://www.achaja.com.br/" text:style-name="Internet_20_link" text:visited-style-name="Visited_20_Internet_20_Link">www.achaja.com.br</text:a> (30 dias grátis)</text:p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23T00:37:29.964000000</meta:creation-date>
    <dc:date>2021-06-23T05:18:58.452000000</dc:date>
    <meta:editing-duration>PT2H14M13S</meta:editing-duration>
    <meta:editing-cycles>3</meta:editing-cycles>
    <meta:generator>LibreOffice/6.3.5.2$Windows_X86_64 LibreOffice_project/dd0751754f11728f69b42ee2af66670068624673</meta:generator>
    <meta:document-statistic meta:table-count="0" meta:image-count="0" meta:object-count="0" meta:page-count="2" meta:paragraph-count="57" meta:word-count="177" meta:character-count="1667" meta:non-whitespace-character-count="1600"/>
  </office:meta>
</office:document-meta>
</file>